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officeooo:rsid="001fc815" officeooo:paragraph-rsid="001fc815" style:font-size-asian="18pt" style:font-size-complex="18pt"/>
    </style:style>
    <style:style style:name="P2" style:family="paragraph" style:parent-style-name="Standard">
      <style:paragraph-properties fo:text-align="start" style:justify-single-word="false"/>
      <style:text-properties fo:font-size="12pt" style:text-underline-style="none" officeooo:rsid="001fc815" officeooo:paragraph-rsid="001fc815" style:font-size-asian="10.5pt" style:font-size-complex="12pt"/>
    </style:style>
    <style:style style:name="P3" style:family="paragraph" style:parent-style-name="Standard">
      <style:paragraph-properties fo:text-align="start" style:justify-single-word="false"/>
      <style:text-properties officeooo:paragraph-rsid="0020908d"/>
    </style:style>
    <style:style style:name="P4" style:family="paragraph" style:parent-style-name="Standard">
      <style:paragraph-properties fo:text-align="start" style:justify-single-word="false"/>
      <style:text-properties officeooo:paragraph-rsid="00274aee"/>
    </style:style>
    <style:style style:name="P5" style:family="paragraph" style:parent-style-name="Standard">
      <style:paragraph-properties fo:text-align="start" style:justify-single-word="false"/>
      <style:text-properties officeooo:rsid="00210cbe" officeooo:paragraph-rsid="00210cbe"/>
    </style:style>
    <style:style style:name="P6" style:family="paragraph" style:parent-style-name="Standard">
      <style:paragraph-properties fo:text-align="start" style:justify-single-word="false"/>
      <style:text-properties officeooo:rsid="00274aee" officeooo:paragraph-rsid="00274aee"/>
    </style:style>
    <style:style style:name="P7" style:family="paragraph" style:parent-style-name="Standard">
      <style:paragraph-properties fo:text-align="start" style:justify-single-word="false"/>
      <style:text-properties officeooo:rsid="002948b7" officeooo:paragraph-rsid="002948b7"/>
    </style:style>
    <style:style style:name="P8" style:family="paragraph" style:parent-style-name="Standard">
      <style:paragraph-properties fo:text-align="start" style:justify-single-word="false"/>
      <style:text-properties officeooo:rsid="002bfa50" officeooo:paragraph-rsid="002bfa50"/>
    </style:style>
    <style:style style:name="P9" style:family="paragraph" style:parent-style-name="Standard">
      <style:paragraph-properties fo:text-align="start" style:justify-single-word="false"/>
      <style:text-properties officeooo:rsid="002d4593" officeooo:paragraph-rsid="002d4593"/>
    </style:style>
    <style:style style:name="P10" style:family="paragraph" style:parent-style-name="Standard">
      <style:paragraph-properties fo:text-align="start" style:justify-single-word="false"/>
      <style:text-properties officeooo:rsid="002f00da" officeooo:paragraph-rsid="002f00da"/>
    </style:style>
    <style:style style:name="P11" style:family="paragraph" style:parent-style-name="Standard">
      <style:paragraph-properties fo:text-align="start" style:justify-single-word="false"/>
      <style:text-properties officeooo:rsid="002f5fd6" officeooo:paragraph-rsid="002f5fd6"/>
    </style:style>
    <style:style style:name="P12" style:family="paragraph" style:parent-style-name="Standard">
      <style:paragraph-properties fo:text-align="start" style:justify-single-word="false"/>
      <style:text-properties officeooo:rsid="00330458" officeooo:paragraph-rsid="00330458"/>
    </style:style>
    <style:style style:name="T1" style:family="text">
      <style:text-properties fo:font-weight="bold" style:font-weight-asian="bold" style:font-weight-complex="bold"/>
    </style:style>
    <style:style style:name="T2" style:family="text">
      <style:text-properties officeooo:rsid="0020908d"/>
    </style:style>
    <style:style style:name="T3" style:family="text">
      <style:text-properties fo:font-size="12pt" style:text-underline-style="none" style:font-size-asian="10.5pt" style:font-size-complex="12pt"/>
    </style:style>
    <style:style style:name="T4" style:family="text">
      <style:text-properties fo:font-size="12pt" style:text-underline-style="none" officeooo:rsid="0020908d" style:font-size-asian="10.5pt" style:font-size-complex="12pt"/>
    </style:style>
    <style:style style:name="T5" style:family="text">
      <style:text-properties fo:font-size="12pt" style:text-underline-style="none" officeooo:rsid="0022cf8a" style:font-size-asian="10.5pt" style:font-size-complex="12pt"/>
    </style:style>
    <style:style style:name="T6" style:family="text">
      <style:text-properties fo:font-size="12pt" style:text-underline-style="none" officeooo:rsid="00241257" style:font-size-asian="10.5pt" style:font-size-complex="12pt"/>
    </style:style>
    <style:style style:name="T7" style:family="text">
      <style:text-properties fo:font-size="12pt" style:text-underline-style="none" fo:font-weight="bold" style:font-size-asian="10.5pt" style:font-weight-asian="bold" style:font-size-complex="12pt" style:font-weight-complex="bold"/>
    </style:style>
    <style:style style:name="T8" style:family="text">
      <style:text-properties fo:font-size="12pt" style:text-underline-style="none" fo:font-weight="bold" officeooo:rsid="0022cf8a" style:font-size-asian="10.5pt" style:font-weight-asian="bold" style:font-size-complex="12pt" style:font-weight-complex="bold"/>
    </style:style>
    <style:style style:name="T9" style:family="text">
      <style:text-properties fo:font-size="12pt" style:text-underline-style="none" fo:font-weight="bold" officeooo:rsid="00241257" style:font-size-asian="10.5pt" style:font-weight-asian="bold" style:font-size-complex="12pt" style:font-weight-complex="bold"/>
    </style:style>
    <style:style style:name="T10" style:family="text">
      <style:text-properties fo:font-size="12pt" style:text-underline-style="none" fo:font-weight="normal" style:font-size-asian="10.5pt" style:font-weight-asian="normal" style:font-size-complex="12pt" style:font-weight-complex="normal"/>
    </style:style>
    <style:style style:name="T11" style:family="text">
      <style:text-properties fo:font-size="12pt" style:text-underline-style="none" fo:font-weight="normal" officeooo:rsid="0022cf8a" style:font-size-asian="10.5pt" style:font-weight-asian="normal" style:font-size-complex="12pt" style:font-weight-complex="normal"/>
    </style:style>
    <style:style style:name="T12" style:family="text">
      <style:text-properties fo:font-size="12pt" style:text-underline-style="none" fo:font-weight="normal" officeooo:rsid="00274aee" style:font-size-asian="10.5pt" style:font-weight-asian="normal" style:font-size-complex="12pt" style:font-weight-complex="normal"/>
    </style:style>
    <style:style style:name="T13" style:family="text">
      <style:text-properties fo:font-size="12pt" style:text-underline-style="none" fo:font-weight="normal" officeooo:rsid="0031845b" style:font-size-asian="10.5pt" style:font-weight-asian="normal" style:font-size-complex="12pt" style:font-weight-complex="normal"/>
    </style:style>
    <style:style style:name="T14" style:family="text">
      <style:text-properties fo:font-variant="normal" fo:text-transform="none" fo:color="#000000" style:font-name="Liberation Serif" fo:font-size="12pt" fo:letter-spacing="normal" fo:font-style="normal" style:text-underline-style="none" fo:font-weight="normal" officeooo:rsid="00274aee" style:font-size-asian="10.5pt" style:font-weight-asian="normal" style:font-size-complex="12pt" style:font-weight-complex="normal"/>
    </style:style>
    <style:style style:name="T15" style:family="text">
      <style:text-properties fo:font-variant="normal" fo:text-transform="none" fo:color="#000000" style:font-name="Liberation Serif" fo:font-size="12pt" fo:letter-spacing="normal" fo:font-style="normal" style:text-underline-style="none" fo:font-weight="normal" officeooo:rsid="00282ad9" style:font-size-asian="10.5pt" style:font-weight-asian="normal" style:font-size-complex="12pt" style:font-weight-complex="normal"/>
    </style:style>
    <style:style style:name="T16" style:family="text">
      <style:text-properties officeooo:rsid="00308c87"/>
    </style:style>
    <style:style style:name="T17" style:family="text">
      <style:text-properties officeooo:rsid="003165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te-Rendu Bloom Filter</text:p>
      <text:p text:style-name="P2"/>
      <text:p text:style-name="P2">Pour <text:span text:style-name="T1">utiliser le programme</text:span> : <text:span text:style-name="T17">Compilez le programme avec la commande « make » puis </text:span>lance<text:span text:style-name="T17">z</text:span> le programme <text:span text:style-name="T16">en tapant « make execute » suivis de</text:span> 2 arguments. Le premier argument correspond au fichier que l’on utilisera pour remplir le filtre bloom ainsi que la table de hachage.</text:p>
      <text:p text:style-name="P2">Le second est le fichier de vérification qu’on utilisera pour vérifier le taux de faux positif : si le mot est ans le filtre bloom, on vérifie sa présence dans la table de hachage. <text:span text:style-name="T2">Si le programme est lancé avec 1 argument ou 2 manquant, une erreur s’affichera indiquant qu’il manque des arguments.</text:span></text:p>
      <text:p text:style-name="P2"/>
      <text:p text:style-name="P3"><text:span text:style-name="T4">Une fois cela fait, vous devrez rentrer 3 paramètres : la taille en bit du bitarray, le nombre de fonction de hachage et la taille de la table de hachage. A noté que aucune des 3 valeurs ne peux être inférieure à 1, dans le cas où vous choisissez une valeur inférieure ou égale à 0, vous restez dans la boucle et devez entrer une nouvelle valeur.</text:span></text:p>
      <text:p text:style-name="P3"><text:span text:style-name="T4"/></text:p>
      <text:p text:style-name="P5"><text:span text:style-name="T6">En </text:span><text:span text:style-name="T9">sortie de</text:span><text:span text:style-name="T7"> programme</text:span><text:span text:style-name="T3">, 3 lignes seront affichés :</text:span></text:p>
      <text:p text:style-name="P5"><text:span text:style-name="T3">- La première contient 2 valeurs : le nombre de mots ajoutés dans le filtre bloom (nombre de mots <text:tab/>du premier fichier) et le nombre de mots testés (nombre de mots du second fichier).</text:span></text:p>
      <text:p text:style-name="P5"><text:span text:style-name="T3">- </text:span><text:span text:style-name="T5">La seconde contient 2 valeurs : le nombre de « peut-être » (présent dans le filtre bloom) et le <text:tab/>nombre de « oui » (présent dans le filtre bloom </text:span><text:span text:style-name="T8">et </text:span><text:span text:style-name="T11">la table de hachage).</text:span></text:p>
      <text:p text:style-name="P5"><text:span text:style-name="T11">- La troisième contient 1 valeur : le taux de faux positif correspondant au nombre de « oui » divisé <text:tab/>par le nombre de « peut-être ».</text:span></text:p>
      <text:p text:style-name="P5"><text:span text:style-name="T11"/></text:p>
      <text:p text:style-name="P6"><text:span text:style-name="T11">P</text:span><text:span text:style-name="T10">our ce qui est de la c</text:span><text:span text:style-name="T7">ollaboration dans le binôme et de la répartition</text:span><text:span text:style-name="T10">, nous avons travaillé un maximum ensemble en vocal pour pouvoir discuter de nos choix et prendre en compte l’avis de l’autre. Nous avons répartie le travail de façon équitable avec pour objectif d’apprendre et de comprendre. Nous avons donc tous deux travaillé sur le bitarray, le filtre bloom, la table de hachage et le main, divisant seulement le nombre de fonction par 2 pour être un maximum équitable.</text:span></text:p>
      <text:p text:style-name="P6"><text:span text:style-name="T10">Par exemple, Guillaume avait des lacunes concernant l’allocation et la libération, il s’est donc chargé des fonction d’allocation et de libérations du bitarray et du filtre bloom. Cynthia, quant à elle voulais retravailler le bit à bit, c’est donc elle qui s’est chargés des fonctions bit à bit du bitarray.</text:span></text:p>
      <text:p text:style-name="P6"><text:span text:style-name="T10"/></text:p>
      <text:p text:style-name="P8"><text:span text:style-name="T10">Lors de ce projet, nous avons fait toutes sortes de </text:span><text:span text:style-name="T7">tests</text:span><text:span text:style-name="T10">. Pour commencer nous avons tester plusieurs façon de représenter le bitarray en bit à bit pour en venir à la conclusion que faire un tableau de int était la meilleure solution : pour chaque int on concidère 32 bits donc pour un bitarray de 16 bits, un tableau de 1 élément suffit, nous n’agissons ensuite que sur les 16 bits nécessaires.</text:span></text:p>
      <text:p text:style-name="P9"><text:span text:style-name="T10">Par conséquent, notre partie filtre bloom fonctionne, nous pouvons créer le filtre avec les paramètres nécessaire (taille du bitarray et nombre de fonctions de hachage), libérer la mémoire allouée au filtre, ajouter un mot au filtre et vérifier la présence d’un mot (avec comme réponse « non » ou « peut-être »).</text:span></text:p>
      <text:p text:style-name="P11"><text:span text:style-name="T10">Nous avons également eu un bug que nous pensons avoir résolut. Dans le main, nous avions une variable word de type char[50] mais lors de l’exécution du programme, l’erreur « </text:span><text:span text:style-name="T12">smashin stack detected » </text:span><text:span text:style-name="T10">s’affichait constamment. Nous avons simplement augmenté la taille de word de 50 à 1000 et le problème a disparu, malgré tout nous ne sommes pas sûr que c’est la meilleure solution.</text:span></text:p>
      <text:p text:style-name="P9"><text:span text:style-name="T10"/></text:p>
      <text:p text:style-name="P10"><text:span text:style-name="T10">Nous avons effectué l’</text:span><text:span text:style-name="T7">étude du taux de faux positif</text:span><text:span text:style-name="T10"> en utilisant des compteur tout au long du programme afin d’avoir en plus quelques statistiques. </text:span></text:p>
      <text:p text:style-name="P10"><text:span text:style-name="T10">Nous avons donc utilisés 4 compteur : un pour le nombre de mot ajouté, un pour le nombre de mot testés, un pour le nombre de « peut-être » et un pour le nombre de « oui ».</text:span></text:p>
      <text:p text:style-name="P10"><text:span text:style-name="T10">Pour obtenir le taux de faux positif, il nous a suffit de diviser le nombre de « </text:span><text:span text:style-name="T13">peut-être »</text:span><text:span text:style-name="T10"> </text:span><text:span text:style-name="T13">moins le nombre de </text:span><text:span text:style-name="T10">« oui » </text:span><text:span text:style-name="T13">fois 100 </text:span><text:span text:style-name="T10">par le nombre de « peut-être » : </text:span><text:span text:style-name="T13">((maybe – find) * 100) / maybe</text:span><text:span text:style-name="T10">.</text:span></text:p>
      <text:p text:style-name="P10"><text:soft-page-break/><text:span text:style-name="T10">A noter, avec les fichiers textes par défaut, 1000 mots sont ajoutés et plus de 1,5 million sont vérifiés. Pour obtenir des résultats représentatifs, il est nécessaire d’utiliser un bitarray avec un nombre bit élevé (nous avons utilisés entre 10000 et 100000 dans nos tests).</text:span></text:p>
      <text:p text:style-name="P12"><text:span text:style-name="T10">Le résultat qui est affiché correspond au pourcentage de faux-positif autrement dit, sur 100 « peut-être » si 5 sont des « oui », alors le taux de faux-positif et 95 car 95 % des « peut-être » sont au final des « non ».</text:span></text:p>
      <text:p text:style-name="P6"><text:span text:style-name="T10"/></text:p>
      <text:p text:style-name="P7"><text:span text:style-name="T10">Pour ce qui est des </text:span><text:span text:style-name="T7">améliorations</text:span><text:span text:style-name="T10">, nous avons décidé d’utiliser la manipulation de bits. Cela nous paraissait plus logique et plus simple d’utiliser le bit à bit pour ce genre de projet par soucis de mémoire, efficacité et surtout cela nous à permis de retravailler cette notion.</text:span></text:p>
      <text:p text:style-name="P6"><text:span text:style-name="T10"/></text:p>
      <text:p text:style-name="P4"><text:span text:style-name="T14">Nous soussignés </text:span><text:span text:style-name="T15">DOMART Guillaume</text:span><text:span text:style-name="T14"> et </text:span><text:span text:style-name="T15">DULYMBOIS-LOUISON Cynthia</text:span><text:span text:style-name="T14"> déclarons sur l’honneur que ce projet est le résultat de notre travail personnel et que nous n'avons pas copié tout ou partie du code source d’autrui afin de le faire passer pour le nôtr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2T10:52:05.832476975</meta:creation-date>
    <dc:date>2021-06-12T12:36:17.275580427</dc:date>
    <meta:editing-duration>PT1H2M31S</meta:editing-duration>
    <meta:editing-cycles>17</meta:editing-cycles>
    <meta:generator>LibreOffice/6.4.7.2$Linux_X86_64 LibreOffice_project/40$Build-2</meta:generator>
    <meta:document-statistic meta:table-count="0" meta:image-count="0" meta:object-count="0" meta:page-count="2" meta:paragraph-count="20" meta:word-count="879" meta:character-count="4882" meta:non-whitespace-character-count="4018"/>
  </office:meta>
</office:document-meta>
</file>